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style-name="ce57" office:value-type="float" office:value="8354" calcext:value-type="float">
            <text:p><text:s text:c="3"/>8,354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style-name="ce57" office:value-type="float" office:value="8253" calcext:value-type="float">
            <text:p><text:s text:c="3"/>8,253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style-name="ce58" office:value-type="float" office:value="4364" calcext:value-type="float">
            <text:p><text:s text:c="3"/>4,36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4338" calcext:value-type="float">
            <text:p><text:s text:c="3"/>4,33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1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1218" calcext:value-type="float">
            <text:p><text:s text:c="3"/>101,218</text:p>
          </table:table-cell>
          <table:table-cell table:style-name="ce59" office:value-type="float" office:value="94282" calcext:value-type="float">
            <text:p><text:s text:c="3"/>94,282</text:p>
          </table:table-cell>
          <table:table-cell table:style-name="ce59" office:value-type="float" office:value="3224" calcext:value-type="float">
            <text:p><text:s text:c="3"/>3,224</text:p>
          </table:table-cell>
          <table:table-cell table:style-name="ce59" office:value-type="float" office:value="2994" calcext:value-type="float">
            <text:p><text:s text:c="3"/>2,994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3712" calcext:value-type="float">
            <text:p><text:s text:c="3"/>3,712</text:p>
          </table:table-cell>
          <table:table-cell table:style-name="ce59" office:value-type="float" office:value="3111" calcext:value-type="float">
            <text:p><text:s text:c="3"/>3,111</text:p>
          </table:table-cell>
          <table:table-cell table:style-name="ce59" office:value-type="float" office:value="601" calcext:value-type="float">
            <text:p><text:s text:c="3"/>601</text:p>
          </table:table-cell>
          <table:table-cell table:style-name="ce59" office:value-type="float" office:value="99994" calcext:value-type="float">
            <text:p><text:s text:c="3"/>99,994</text:p>
          </table:table-cell>
          <table:table-cell table:style-name="ce59" office:value-type="float" office:value="93071" calcext:value-type="float">
            <text:p><text:s text:c="3"/>93,071</text:p>
          </table:table-cell>
          <table:table-cell table:style-name="ce59" office:value-type="float" office:value="3221" calcext:value-type="float">
            <text:p><text:s text:c="3"/>3,221</text:p>
          </table:table-cell>
          <table:table-cell table:style-name="ce59" office:value-type="float" office:value="2993" calcext:value-type="float">
            <text:p><text:s text:c="3"/>2,993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59" office:value-type="float" office:value="3702" calcext:value-type="float">
            <text:p><text:s text:c="3"/>3,702</text:p>
          </table:table-cell>
          <table:table-cell table:style-name="ce59" office:value-type="float" office:value="3109" calcext:value-type="float">
            <text:p><text:s text:c="3"/>3,109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59" office:value-type="float" office:value="1224" calcext:value-type="float">
            <text:p><text:s text:c="3"/>1,224</text:p>
          </table:table-cell>
          <table:table-cell table:style-name="ce59" office:value-type="float" office:value="1211" calcext:value-type="float">
            <text:p><text:s text:c="3"/>1,21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0313" calcext:value-type="float">
            <text:p><text:s text:c="3"/>50,313</text:p>
          </table:table-cell>
          <table:table-cell table:style-name="ce60" office:value-type="float" office:value="49249" calcext:value-type="float">
            <text:p><text:s text:c="3"/>49,249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743" calcext:value-type="float">
            <text:p><text:s text:c="3"/>74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49997" calcext:value-type="float">
            <text:p><text:s text:c="3"/>49,997</text:p>
          </table:table-cell>
          <table:table-cell table:style-name="ce60" office:value-type="float" office:value="48940" calcext:value-type="float">
            <text:p><text:s text:c="3"/>48,940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738" calcext:value-type="float">
            <text:p><text:s text:c="3"/>7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472" calcext:value-type="float">
            <text:p><text:s text:c="3"/>472</text:p>
          </table:table-cell>
          <table:table-cell table:style-name="ce60" office:value-type="float" office:value="316" calcext:value-type="float">
            <text:p><text:s text:c="3"/>316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905" calcext:value-type="float">
            <text:p><text:s text:c="3"/>50,905</text:p>
          </table:table-cell>
          <table:table-cell table:style-name="ce60" office:value-type="float" office:value="45033" calcext:value-type="float">
            <text:p><text:s text:c="3"/>45,033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2770" calcext:value-type="float">
            <text:p><text:s text:c="3"/>2,77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2969" calcext:value-type="float">
            <text:p><text:s text:c="3"/>2,969</text:p>
          </table:table-cell>
          <table:table-cell table:style-name="ce60" office:value-type="float" office:value="2845" calcext:value-type="float">
            <text:p><text:s text:c="3"/>2,84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49997" calcext:value-type="float">
            <text:p><text:s text:c="3"/>49,997</text:p>
          </table:table-cell>
          <table:table-cell table:style-name="ce60" office:value-type="float" office:value="44131" calcext:value-type="float">
            <text:p><text:s text:c="3"/>44,131</text:p>
          </table:table-cell>
          <table:table-cell table:style-name="ce60" office:value-type="float" office:value="2902" calcext:value-type="float">
            <text:p><text:s text:c="3"/>2,902</text:p>
          </table:table-cell>
          <table:table-cell table:style-name="ce60" office:value-type="float" office:value="2769" calcext:value-type="float">
            <text:p><text:s text:c="3"/>2,76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2964" calcext:value-type="float">
            <text:p><text:s text:c="3"/>2,964</text:p>
          </table:table-cell>
          <table:table-cell table:style-name="ce60" office:value-type="float" office:value="2843" calcext:value-type="float">
            <text:p><text:s text:c="3"/>2,84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908" calcext:value-type="float">
            <text:p><text:s text:c="3"/>908</text:p>
          </table:table-cell>
          <table:table-cell table:style-name="ce60" office:value-type="float" office:value="902" calcext:value-type="float">
            <text:p><text:s text:c="3"/>90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style-name="ce57" office:value-type="float" office:value="7402" calcext:value-type="float">
            <text:p><text:s text:c="3"/>7,402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style-name="ce57" office:value-type="float" office:value="7309" calcext:value-type="float">
            <text:p><text:s text:c="3"/>7,30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style-name="ce58" office:value-type="float" office:value="3862" calcext:value-type="float">
            <text:p><text:s text:c="3"/>3,86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832" calcext:value-type="float">
            <text:p><text:s text:c="3"/>3,83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style-name="ce58" office:value-type="float" office:value="3540" calcext:value-type="float">
            <text:p><text:s text:c="3"/>3,540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477" calcext:value-type="float">
            <text:p><text:s text:c="3"/>3,477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83" calcext:value-type="float">
            <text:p><text:s text:c="3"/>8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style-name="ce58" office:value-type="float" office:value="2995" calcext:value-type="float">
            <text:p><text:s text:c="3"/>2,995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2931" calcext:value-type="float">
            <text:p><text:s text:c="3"/>2,93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64" calcext:value-type="float">
            <text:p><text:s text:c="3"/>6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2" table:style-name="ce58" office:value-type="float" office:value="82" calcext:value-type="float">
            <text:p><text:s text:c="3"/>8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234" calcext:value-type="float">
            <text:p><text:s text:c="3"/>234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style-name="ce58" office:value-type="float" office:value="3616" calcext:value-type="float">
            <text:p><text:s text:c="3"/>3,61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2" table:style-name="ce58" office:value-type="float" office:value="70" calcext:value-type="float">
            <text:p><text:s text:c="3"/>7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number-columns-repeated="2" table:style-name="ce57" office:value-type="float" office:value="88" calcext:value-type="float">
            <text:p><text:s text:c="3"/>8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style-name="ce58" office:value-type="float" office:value="3618" calcext:value-type="float">
            <text:p><text:s text:c="3"/>3,618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style-name="ce57" office:value-type="float" office:value="7612" calcext:value-type="float">
            <text:p><text:s text:c="3"/>7,612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style-name="ce58" office:value-type="float" office:value="4041" calcext:value-type="float">
            <text:p><text:s text:c="3"/>4,04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4013" calcext:value-type="float">
            <text:p><text:s text:c="3"/>4,01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number-columns-repeated="2" table:style-name="ce58" office:value-type="float" office:value="28" calcext:value-type="float">
            <text:p><text:s text:c="3"/>2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style-name="ce58" office:value-type="float" office:value="3677" calcext:value-type="float">
            <text:p><text:s text:c="3"/>3,677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3599" calcext:value-type="float">
            <text:p><text:s text:c="3"/>3,599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78" calcext:value-type="float">
            <text:p><text:s text:c="3"/>7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style-name="ce58" office:value-type="float" office:value="4370" calcext:value-type="float">
            <text:p><text:s text:c="3"/>4,37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4340" calcext:value-type="float">
            <text:p><text:s text:c="3"/>4,34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336" calcext:value-type="float">
            <text:p><text:s text:c="3"/>336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32" calcext:value-type="float">
            <text:p><text:s text:c="3"/>3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style-name="ce58" office:value-type="float" office:value="4218" calcext:value-type="float">
            <text:p><text:s text:c="3"/>4,218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128" calcext:value-type="float">
            <text:p><text:s text:c="3"/>4,128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style-name="ce58" office:value-type="float" office:value="3877" calcext:value-type="float">
            <text:p><text:s text:c="3"/>3,87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3797" calcext:value-type="float">
            <text:p><text:s text:c="3"/>3,79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80" calcext:value-type="float">
            <text:p><text:s text:c="3"/>8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42" calcext:value-type="float">
            <text:p><text:s text:c="3"/>8,142</text:p>
          </table:table-cell>
          <table:table-cell table:style-name="ce57" office:value-type="float" office:value="7553" calcext:value-type="float">
            <text:p><text:s text:c="3"/>7,553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451" calcext:value-type="float">
            <text:p><text:s text:c="3"/>7,451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51" calcext:value-type="float">
            <text:p><text:s text:c="3"/>4,051</text:p>
          </table:table-cell>
          <table:table-cell table:style-name="ce58" office:value-type="float" office:value="3943" calcext:value-type="float">
            <text:p><text:s text:c="3"/>3,94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10" calcext:value-type="float">
            <text:p><text:s text:c="3"/>3,610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538" calcext:value-type="float">
            <text:p><text:s text:c="3"/>3,538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466" calcext:value-type="float">
            <text:p><text:s text:c="3"/>8,466</text:p>
          </table:table-cell>
          <table:table-cell table:style-name="ce57" office:value-type="float" office:value="7893" calcext:value-type="float">
            <text:p><text:s text:c="3"/>7,893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7789" calcext:value-type="float">
            <text:p><text:s text:c="3"/>7,789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08" calcext:value-type="float">
            <text:p><text:s text:c="3"/>4,208</text:p>
          </table:table-cell>
          <table:table-cell table:style-name="ce58" office:value-type="float" office:value="4113" calcext:value-type="float">
            <text:p><text:s text:c="3"/>4,1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style-name="ce58" office:value-type="float" office:value="4086" calcext:value-type="float">
            <text:p><text:s text:c="3"/>4,08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258" calcext:value-type="float">
            <text:p><text:s text:c="3"/>4,258</text:p>
          </table:table-cell>
          <table:table-cell table:style-name="ce58" office:value-type="float" office:value="3780" calcext:value-type="float">
            <text:p><text:s text:c="3"/>3,780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style-name="ce58" office:value-type="float" office:value="3703" calcext:value-type="float">
            <text:p><text:s text:c="3"/>3,703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82" calcext:value-type="float">
            <text:p><text:s text:c="3"/>8,682</text:p>
          </table:table-cell>
          <table:table-cell table:style-name="ce57" office:value-type="float" office:value="8056" calcext:value-type="float">
            <text:p><text:s text:c="3"/>8,056</text:p>
          </table:table-cell>
          <table:table-cell table:style-name="ce57" office:value-type="float" office:value="291" calcext:value-type="float">
            <text:p><text:s text:c="3"/>29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8564" calcext:value-type="float">
            <text:p><text:s text:c="3"/>8,564</text:p>
          </table:table-cell>
          <table:table-cell table:style-name="ce57" office:value-type="float" office:value="7939" calcext:value-type="float">
            <text:p><text:s text:c="3"/>7,939</text:p>
          </table:table-cell>
          <table:table-cell table:style-name="ce57" office:value-type="float" office:value="291" calcext:value-type="float">
            <text:p><text:s text:c="3"/>29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334" calcext:value-type="float">
            <text:p><text:s text:c="3"/>334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14" calcext:value-type="float">
            <text:p><text:s text:c="3"/>4,314</text:p>
          </table:table-cell>
          <table:table-cell table:style-name="ce58" office:value-type="float" office:value="4194" calcext:value-type="float">
            <text:p><text:s text:c="3"/>4,194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4282" calcext:value-type="float">
            <text:p><text:s text:c="3"/>4,282</text:p>
          </table:table-cell>
          <table:table-cell table:style-name="ce58" office:value-type="float" office:value="4163" calcext:value-type="float">
            <text:p><text:s text:c="3"/>4,16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8" calcext:value-type="float">
            <text:p><text:s text:c="3"/>4,368</text:p>
          </table:table-cell>
          <table:table-cell table:style-name="ce58" office:value-type="float" office:value="3862" calcext:value-type="float">
            <text:p><text:s text:c="3"/>3,862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282" calcext:value-type="float">
            <text:p><text:s text:c="3"/>4,282</text:p>
          </table:table-cell>
          <table:table-cell table:style-name="ce58" office:value-type="float" office:value="3776" calcext:value-type="float">
            <text:p><text:s text:c="3"/>3,776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86" calcext:value-type="float">
            <text:p><text:s text:c="3"/>8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2.88590604026846" calcext:value-type="float">
            <text:p>–2.89</text:p>
          </table:table-cell>
          <table:table-cell table:style-name="ce61" office:value-type="float" office:value="-3.56715345942064" calcext:value-type="float">
            <text:p>–3.57</text:p>
          </table:table-cell>
          <table:table-cell table:style-name="ce61" office:value-type="float" office:value="1.74825174825175" calcext:value-type="float">
            <text:p>1.75</text:p>
          </table:table-cell>
          <table:table-cell table:style-name="ce61" office:value-type="float" office:value="-3.3210332103321" calcext:value-type="float">
            <text:p>–3.32</text:p>
          </table:table-cell>
          <table:table-cell table:style-name="ce61" office:value-type="float" office:value="93.3333333333333" calcext:value-type="float">
            <text:p>93.33</text:p>
          </table:table-cell>
          <table:table-cell table:style-name="ce61" office:value-type="float" office:value="11.6666666666667" calcext:value-type="float">
            <text:p>11.67</text:p>
          </table:table-cell>
          <table:table-cell table:style-name="ce61" office:value-type="float" office:value="3.86100386100386" calcext:value-type="float">
            <text:p>3.86</text:p>
          </table:table-cell>
          <table:table-cell table:style-name="ce61" office:value-type="float" office:value="60.9756097560976" calcext:value-type="float">
            <text:p>60.98</text:p>
          </table:table-cell>
          <table:table-cell table:style-name="ce61" office:value-type="float" office:value="-3.10024892509618" calcext:value-type="float">
            <text:p>–3.10</text:p>
          </table:table-cell>
          <table:table-cell table:style-name="ce61" office:value-type="float" office:value="-3.80467708711984" calcext:value-type="float">
            <text:p>–3.80</text:p>
          </table:table-cell>
          <table:table-cell table:style-name="ce61" office:value-type="float" office:value="1.74825174825175" calcext:value-type="float">
            <text:p>1.75</text:p>
          </table:table-cell>
          <table:table-cell table:style-name="ce61" office:value-type="float" office:value="-3.3210332103321" calcext:value-type="float">
            <text:p>–3.32</text:p>
          </table:table-cell>
          <table:table-cell table:style-name="ce61" office:value-type="float" office:value="93.3333333333333" calcext:value-type="float">
            <text:p>93.33</text:p>
          </table:table-cell>
          <table:table-cell table:style-name="ce61" office:value-type="float" office:value="11.7056856187291" calcext:value-type="float">
            <text:p>11.71</text:p>
          </table:table-cell>
          <table:table-cell table:style-name="ce61" office:value-type="float" office:value="4.26356589147287" calcext:value-type="float">
            <text:p>4.26</text:p>
          </table:table-cell>
          <table:table-cell table:style-name="ce61" office:value-type="float" office:value="58.5365853658537" calcext:value-type="float">
            <text:p>58.54</text:p>
          </table:table-cell>
          <table:table-cell table:style-name="ce61" office:value-type="float" office:value="15.6862745098039" calcext:value-type="float">
            <text:p>15.69</text:p>
          </table:table-cell>
          <table:table-cell table:style-name="ce61" office:value-type="float" office:value="15.8415841584158" calcext:value-type="float">
            <text:p>15.84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2.94713160854893" calcext:value-type="float">
            <text:p>–2.95</text:p>
          </table:table-cell>
          <table:table-cell table:style-name="ce62" office:value-type="float" office:value="-3.8955087076077" calcext:value-type="float">
            <text:p>–3.90</text:p>
          </table:table-cell>
          <table:table-cell table:style-name="ce62" office:value-type="float" office:value="22.2222222222222" calcext:value-type="float">
            <text:p>22.22</text:p>
          </table:table-cell>
          <table:table-cell table:style-name="ce62" office:value-type="float" office:value="-26.0869565217391" calcext:value-type="float">
            <text:p>–26.09</text:p>
          </table:table-cell>
          <table:table-cell table:style-name="ce62" office:value-type="float" office:value="300" calcext:value-type="float">
            <text:p>300.00</text:p>
          </table:table-cell>
          <table:table-cell table:style-name="ce62" office:value-type="float" office:value="61.1111111111111" calcext:value-type="float">
            <text:p>61.11</text:p>
          </table:table-cell>
          <table:table-cell table:style-name="ce62" office:value-type="float" office:value="8.69565217391304" calcext:value-type="float">
            <text:p>8.70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-3.10024892509618" calcext:value-type="float">
            <text:p>–3.10</text:p>
          </table:table-cell>
          <table:table-cell table:style-name="ce62" office:value-type="float" office:value="-4.03411710465652" calcext:value-type="float">
            <text:p>–4.03</text:p>
          </table:table-cell>
          <table:table-cell table:style-name="ce62" office:value-type="float" office:value="22.2222222222222" calcext:value-type="float">
            <text:p>22.22</text:p>
          </table:table-cell>
          <table:table-cell table:style-name="ce62" office:value-type="float" office:value="-26.0869565217391" calcext:value-type="float">
            <text:p>–26.09</text:p>
          </table:table-cell>
          <table:table-cell table:style-name="ce62" office:value-type="float" office:value="300" calcext:value-type="float">
            <text:p>300.00</text:p>
          </table:table-cell>
          <table:table-cell table:style-name="ce62" office:value-type="float" office:value="59.2592592592593" calcext:value-type="float">
            <text:p>59.26</text:p>
          </table:table-cell>
          <table:table-cell table:style-name="ce62" office:value-type="float" office:value="8.69565217391304" calcext:value-type="float">
            <text:p>8.70</text:p>
          </table:table-cell>
          <table:table-cell table:style-name="ce62" office:value-type="float" office:value="96.7741935483871" calcext:value-type="float">
            <text:p>96.77</text:p>
          </table:table-cell>
          <table:table-cell table:style-name="ce62" office:value-type="float" office:value="23.0769230769231" calcext:value-type="float">
            <text:p>23.08</text:p>
          </table:table-cell>
          <table:table-cell table:style-name="ce62" office:value-type="float" office:value="19.2307692307692" calcext:value-type="float">
            <text:p>19.2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2.82536151279199" calcext:value-type="float">
            <text:p>–2.83</text:p>
          </table:table-cell>
          <table:table-cell table:style-name="ce63" office:value-type="float" office:value="-3.20802005012531" calcext:value-type="float">
            <text:p>–3.21</text:p>
          </table:table-cell>
          <table:table-cell table:style-name="ce63" office:value-type="float" office:value="-0.386100386100386" calcext:value-type="float">
            <text:p>–0.39</text:p>
          </table:table-cell>
          <table:table-cell table:style-name="ce63" office:value-type="float" office:value="-1.20967741935484" calcext:value-type="float">
            <text:p>–1.21</text:p>
          </table:table-cell>
          <table:table-cell table:style-name="ce63" office:value-type="float" office:value="18.1818181818182" calcext:value-type="float">
            <text:p>18.18</text:p>
          </table:table-cell>
          <table:table-cell table:style-name="ce63" office:value-type="float" office:value="0.813008130081301" calcext:value-type="float">
            <text:p>0.81</text:p>
          </table:table-cell>
          <table:table-cell table:style-name="ce63" office:value-type="float" office:value="3.38983050847458" calcext:value-type="float">
            <text:p>3.39</text:p>
          </table:table-cell>
          <table:table-cell table:style-name="ce63" office:value-type="float" office:value="-60" calcext:value-type="float">
            <text:p>–60.00</text:p>
          </table:table-cell>
          <table:table-cell table:style-name="ce63" office:value-type="float" office:value="-3.10024892509618" calcext:value-type="float">
            <text:p>–3.10</text:p>
          </table:table-cell>
          <table:table-cell table:style-name="ce63" office:value-type="float" office:value="-3.55044699872286" calcext:value-type="float">
            <text:p>–3.55</text:p>
          </table:table-cell>
          <table:table-cell table:style-name="ce63" office:value-type="float" office:value="-0.386100386100386" calcext:value-type="float">
            <text:p>–0.39</text:p>
          </table:table-cell>
          <table:table-cell table:style-name="ce63" office:value-type="float" office:value="-1.20967741935484" calcext:value-type="float">
            <text:p>–1.21</text:p>
          </table:table-cell>
          <table:table-cell table:style-name="ce63" office:value-type="float" office:value="18.1818181818182" calcext:value-type="float">
            <text:p>18.18</text:p>
          </table:table-cell>
          <table:table-cell table:style-name="ce63" office:value-type="float" office:value="1.22448979591837" calcext:value-type="float">
            <text:p>1.22</text:p>
          </table:table-cell>
          <table:table-cell table:style-name="ce63" office:value-type="float" office:value="3.82978723404255" calcext:value-type="float">
            <text:p>3.83</text:p>
          </table:table-cell>
          <table:table-cell table:style-name="ce63" office:value-type="float" office:value="-60" calcext:value-type="float">
            <text:p>–60.00</text:p>
          </table:table-cell>
          <table:table-cell table:style-name="ce63" office:value-type="float" office:value="13.1578947368421" calcext:value-type="float">
            <text:p>13.16</text:p>
          </table:table-cell>
          <table:table-cell table:style-name="ce63" office:value-type="float" office:value="14.6666666666667" calcext:value-type="float">
            <text:p>14.67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.55138199858257" calcext:value-type="float">
            <text:p>2.55</text:p>
          </table:table-cell>
          <table:table-cell table:style-name="ce64" office:value-type="float" office:value="2.06512099328519" calcext:value-type="float">
            <text:p>2.07</text:p>
          </table:table-cell>
          <table:table-cell table:style-name="ce64" office:value-type="float" office:value="8.58208955223881" calcext:value-type="float">
            <text:p>8.58</text:p>
          </table:table-cell>
          <table:table-cell table:style-name="ce64" office:value-type="float" office:value="5.64516129032258" calcext:value-type="float">
            <text:p>5.65</text:p>
          </table:table-cell>
          <table:table-cell table:style-name="ce64" office:value-type="float" office:value="45" calcext:value-type="float">
            <text:p>45.00</text:p>
          </table:table-cell>
          <table:table-cell table:style-name="ce64" office:value-type="float" office:value="9.83606557377049" calcext:value-type="float">
            <text:p>9.84</text:p>
          </table:table-cell>
          <table:table-cell table:style-name="ce64" office:value-type="float" office:value="10.6995884773663" calcext:value-type="float">
            <text:p>10.70</text:p>
          </table:table-cell>
          <table:table-cell table:style-name="ce64" office:value-type="float" office:value="6.45161290322581" calcext:value-type="float">
            <text:p>6.45</text:p>
          </table:table-cell>
          <table:table-cell table:style-name="ce64" office:value-type="float" office:value="2.44019138755981" calcext:value-type="float">
            <text:p>2.44</text:p>
          </table:table-cell>
          <table:table-cell table:style-name="ce64" office:value-type="float" office:value="1.92579278469637" calcext:value-type="float">
            <text:p>1.93</text:p>
          </table:table-cell>
          <table:table-cell table:style-name="ce64" office:value-type="float" office:value="8.58208955223881" calcext:value-type="float">
            <text:p>8.58</text:p>
          </table:table-cell>
          <table:table-cell table:style-name="ce64" office:value-type="float" office:value="5.64516129032258" calcext:value-type="float">
            <text:p>5.65</text:p>
          </table:table-cell>
          <table:table-cell table:style-name="ce64" office:value-type="float" office:value="45" calcext:value-type="float">
            <text:p>45.00</text:p>
          </table:table-cell>
          <table:table-cell table:style-name="ce64" office:value-type="float" office:value="10.2310231023102" calcext:value-type="float">
            <text:p>10.23</text:p>
          </table:table-cell>
          <table:table-cell table:style-name="ce64" office:value-type="float" office:value="10.6995884773663" calcext:value-type="float">
            <text:p>10.70</text:p>
          </table:table-cell>
          <table:table-cell table:style-name="ce64" office:value-type="float" office:value="8.33333333333333" calcext:value-type="float">
            <text:p>8.33</text:p>
          </table:table-cell>
          <table:table-cell table:style-name="ce64" office:value-type="float" office:value="11.3207547169811" calcext:value-type="float">
            <text:p>11.32</text:p>
          </table:table-cell>
          <table:table-cell table:style-name="ce64" office:value-type="float" office:value="12.5" calcext:value-type="float">
            <text:p>12.50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50" calcext:value-type="float">
            <text:p>–5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50" calcext:value-type="float">
            <text:p>–5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.51901140684411" calcext:value-type="float">
            <text:p>2.52</text:p>
          </table:table-cell>
          <table:table-cell table:style-name="ce62" office:value-type="float" office:value="1.96936542669584" calcext:value-type="float">
            <text:p>1.97</text:p>
          </table:table-cell>
          <table:table-cell table:style-name="ce62" office:value-type="float" office:value="17.8571428571429" calcext:value-type="float">
            <text:p>17.86</text:p>
          </table:table-cell>
          <table:table-cell table:style-name="ce62" office:value-type="float" office:value="-22.7272727272727" calcext:value-type="float">
            <text:p>–22.73</text:p>
          </table:table-cell>
          <table:table-cell table:style-name="ce62" office:value-type="float" office:value="166.666666666667" calcext:value-type="float">
            <text:p>166.67</text:p>
          </table:table-cell>
          <table:table-cell table:style-name="ce62" office:value-type="float" office:value="29.8507462686567" calcext:value-type="float">
            <text:p>29.85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31.9148936170213" calcext:value-type="float">
            <text:p>31.91</text:p>
          </table:table-cell>
          <table:table-cell table:style-name="ce62" office:value-type="float" office:value="2.44019138755981" calcext:value-type="float">
            <text:p>2.44</text:p>
          </table:table-cell>
          <table:table-cell table:style-name="ce62" office:value-type="float" office:value="1.88448360254528" calcext:value-type="float">
            <text:p>1.88</text:p>
          </table:table-cell>
          <table:table-cell table:style-name="ce62" office:value-type="float" office:value="17.8571428571429" calcext:value-type="float">
            <text:p>17.86</text:p>
          </table:table-cell>
          <table:table-cell table:style-name="ce62" office:value-type="float" office:value="-22.7272727272727" calcext:value-type="float">
            <text:p>–22.73</text:p>
          </table:table-cell>
          <table:table-cell table:style-name="ce62" office:value-type="float" office:value="166.666666666667" calcext:value-type="float">
            <text:p>166.67</text:p>
          </table:table-cell>
          <table:table-cell table:style-name="ce62" office:value-type="float" office:value="30.3030303030303" calcext:value-type="float">
            <text:p>30.30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32.6086956521739" calcext:value-type="float">
            <text:p>32.61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14.8148148148148" calcext:value-type="float">
            <text:p>14.81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.58337247534054" calcext:value-type="float">
            <text:p>2.58</text:p>
          </table:table-cell>
          <table:table-cell table:style-name="ce63" office:value-type="float" office:value="2.16931216931217" calcext:value-type="float">
            <text:p>2.17</text:p>
          </table:table-cell>
          <table:table-cell table:style-name="ce63" office:value-type="float" office:value="7.5" calcext:value-type="float">
            <text:p>7.50</text:p>
          </table:table-cell>
          <table:table-cell table:style-name="ce63" office:value-type="float" office:value="8.4070796460177" calcext:value-type="float">
            <text:p>8.41</text:p>
          </table:table-cell>
          <table:table-cell table:style-name="ce63" office:value-type="float" office:value="-7.14285714285714" calcext:value-type="float">
            <text:p>–7.14</text:p>
          </table:table-cell>
          <table:table-cell table:style-name="ce63" office:value-type="float" office:value="4.20168067226891" calcext:value-type="float">
            <text:p>4.20</text:p>
          </table:table-cell>
          <table:table-cell table:style-name="ce63" office:value-type="float" office:value="9.41704035874439" calcext:value-type="float">
            <text:p>9.42</text:p>
          </table:table-cell>
          <table:table-cell table:style-name="ce63" office:value-type="float" office:value="-73.3333333333333" calcext:value-type="float">
            <text:p>–73.33</text:p>
          </table:table-cell>
          <table:table-cell table:style-name="ce63" office:value-type="float" office:value="2.44019138755981" calcext:value-type="float">
            <text:p>2.44</text:p>
          </table:table-cell>
          <table:table-cell table:style-name="ce63" office:value-type="float" office:value="1.97137456116662" calcext:value-type="float">
            <text:p>1.97</text:p>
          </table:table-cell>
          <table:table-cell table:style-name="ce63" office:value-type="float" office:value="7.5" calcext:value-type="float">
            <text:p>7.50</text:p>
          </table:table-cell>
          <table:table-cell table:style-name="ce63" office:value-type="float" office:value="8.4070796460177" calcext:value-type="float">
            <text:p>8.41</text:p>
          </table:table-cell>
          <table:table-cell table:style-name="ce63" office:value-type="float" office:value="-7.14285714285714" calcext:value-type="float">
            <text:p>–7.14</text:p>
          </table:table-cell>
          <table:table-cell table:style-name="ce63" office:value-type="float" office:value="4.64135021097046" calcext:value-type="float">
            <text:p>4.64</text:p>
          </table:table-cell>
          <table:table-cell table:style-name="ce63" office:value-type="float" office:value="9.41704035874439" calcext:value-type="float">
            <text:p>9.42</text:p>
          </table:table-cell>
          <table:table-cell table:style-name="ce63" office:value-type="float" office:value="-71.4285714285714" calcext:value-type="float">
            <text:p>–71.43</text:p>
          </table:table-cell>
          <table:table-cell table:style-name="ce63" office:value-type="float" office:value="10.2564102564103" calcext:value-type="float">
            <text:p>10.26</text:p>
          </table:table-cell>
          <table:table-cell table:style-name="ce63" office:value-type="float" office:value="11.6883116883117" calcext:value-type="float">
            <text:p>11.69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1年12月份" calcext:value-type="string">
              <text:p><text:s/>中華民國111年1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682" calcext:value-type="float">
            <text:p><text:s text:c="3"/>8,682</text:p>
          </table:table-cell>
          <table:table-cell table:style-name="ce54" office:value-type="float" office:value="8056" calcext:value-type="float">
            <text:p><text:s text:c="3"/>8,056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35" calcext:value-type="float">
            <text:p><text:s text:c="3"/>335</text:p>
          </table:table-cell>
          <table:table-cell table:style-name="ce54" office:value-type="float" office:value="269" calcext:value-type="float">
            <text:p><text:s text:c="3"/>269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8564" calcext:value-type="float">
            <text:p><text:s text:c="3"/>8,564</text:p>
          </table:table-cell>
          <table:table-cell table:style-name="ce54" office:value-type="float" office:value="7939" calcext:value-type="float">
            <text:p><text:s text:c="3"/>7,939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34" calcext:value-type="float">
            <text:p><text:s text:c="3"/>334</text:p>
          </table:table-cell>
          <table:table-cell table:style-name="ce54" office:value-type="float" office:value="269" calcext:value-type="float">
            <text:p><text:s text:c="3"/>269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14" calcext:value-type="float">
            <text:p><text:s text:c="3"/>4,314</text:p>
          </table:table-cell>
          <table:table-cell table:style-name="ce51" office:value-type="float" office:value="4194" calcext:value-type="float">
            <text:p><text:s text:c="3"/>4,19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282" calcext:value-type="float">
            <text:p><text:s text:c="3"/>4,282</text:p>
          </table:table-cell>
          <table:table-cell table:style-name="ce51" office:value-type="float" office:value="4163" calcext:value-type="float">
            <text:p><text:s text:c="3"/>4,16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68" calcext:value-type="float">
            <text:p><text:s text:c="3"/>4,368</text:p>
          </table:table-cell>
          <table:table-cell table:style-name="ce52" office:value-type="float" office:value="3862" calcext:value-type="float">
            <text:p><text:s text:c="3"/>3,862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282" calcext:value-type="float">
            <text:p><text:s text:c="3"/>4,282</text:p>
          </table:table-cell>
          <table:table-cell table:style-name="ce52" office:value-type="float" office:value="3776" calcext:value-type="float">
            <text:p><text:s text:c="3"/>3,776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86" calcext:value-type="float">
            <text:p><text:s text:c="3"/>8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00" calcext:value-type="float">
            <text:p><text:s text:c="3"/>1,500</text:p>
          </table:table-cell>
          <table:table-cell table:style-name="ce54" office:value-type="float" office:value="1381" calcext:value-type="float">
            <text:p><text:s text:c="3"/>1,381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478" calcext:value-type="float">
            <text:p><text:s text:c="3"/>1,478</text:p>
          </table:table-cell>
          <table:table-cell table:style-name="ce54" office:value-type="float" office:value="1359" calcext:value-type="float">
            <text:p><text:s text:c="3"/>1,359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45" calcext:value-type="float">
            <text:p><text:s text:c="3"/>745</text:p>
          </table:table-cell>
          <table:table-cell table:style-name="ce51" office:value-type="float" office:value="714" calcext:value-type="float">
            <text:p><text:s text:c="3"/>7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708" calcext:value-type="float">
            <text:p><text:s text:c="3"/>708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55" calcext:value-type="float">
            <text:p><text:s text:c="3"/>755</text:p>
          </table:table-cell>
          <table:table-cell table:style-name="ce52" office:value-type="float" office:value="667" calcext:value-type="float">
            <text:p><text:s text:c="3"/>667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9" calcext:value-type="float">
            <text:p><text:s text:c="3"/>739</text:p>
          </table:table-cell>
          <table:table-cell table:style-name="ce52" office:value-type="float" office:value="651" calcext:value-type="float">
            <text:p><text:s text:c="3"/>65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38" calcext:value-type="float">
            <text:p><text:s text:c="3"/>838</text:p>
          </table:table-cell>
          <table:table-cell table:style-name="ce54" office:value-type="float" office:value="771" calcext:value-type="float">
            <text:p><text:s text:c="3"/>771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828" calcext:value-type="float">
            <text:p><text:s text:c="3"/>828</text:p>
          </table:table-cell>
          <table:table-cell table:style-name="ce54" office:value-type="float" office:value="762" calcext:value-type="float">
            <text:p><text:s text:c="3"/>762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14" calcext:value-type="float">
            <text:p><text:s text:c="3"/>414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22" calcext:value-type="float">
            <text:p><text:s text:c="3"/>422</text:p>
          </table:table-cell>
          <table:table-cell table:style-name="ce52" office:value-type="float" office:value="381" calcext:value-type="float">
            <text:p><text:s text:c="3"/>381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14" calcext:value-type="float">
            <text:p><text:s text:c="3"/>414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62" calcext:value-type="float">
            <text:p><text:s text:c="3"/>962</text:p>
          </table:table-cell>
          <table:table-cell table:style-name="ce54" office:value-type="float" office:value="891" calcext:value-type="float">
            <text:p><text:s text:c="3"/>891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46" calcext:value-type="float">
            <text:p><text:s text:c="3"/>946</text:p>
          </table:table-cell>
          <table:table-cell table:style-name="ce54" office:value-type="float" office:value="875" calcext:value-type="float">
            <text:p><text:s text:c="3"/>875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471" calcext:value-type="float">
            <text:p><text:s text:c="3"/>47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73" calcext:value-type="float">
            <text:p><text:s text:c="3"/>473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3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83" calcext:value-type="float">
            <text:p><text:s text:c="3"/>483</text:p>
          </table:table-cell>
          <table:table-cell table:style-name="ce52" office:value-type="float" office:value="420" calcext:value-type="float">
            <text:p><text:s text:c="3"/>42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73" calcext:value-type="float">
            <text:p><text:s text:c="3"/>473</text:p>
          </table:table-cell>
          <table:table-cell table:style-name="ce52" office:value-type="float" office:value="410" calcext:value-type="float">
            <text:p><text:s text:c="3"/>41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94" calcext:value-type="float">
            <text:p><text:s text:c="3"/>1,094</text:p>
          </table:table-cell>
          <table:table-cell table:style-name="ce54" office:value-type="float" office:value="1039" calcext:value-type="float">
            <text:p><text:s text:c="3"/>1,0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1023" calcext:value-type="float">
            <text:p><text:s text:c="3"/>1,02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style-name="ce51" office:value-type="float" office:value="528" calcext:value-type="float">
            <text:p><text:s text:c="3"/>528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47" calcext:value-type="float">
            <text:p><text:s text:c="3"/>547</text:p>
          </table:table-cell>
          <table:table-cell table:style-name="ce52" office:value-type="float" office:value="503" calcext:value-type="float">
            <text:p><text:s text:c="3"/>503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39" calcext:value-type="float">
            <text:p><text:s text:c="3"/>539</text:p>
          </table:table-cell>
          <table:table-cell table:style-name="ce52" office:value-type="float" office:value="495" calcext:value-type="float">
            <text:p><text:s text:c="3"/>495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0" calcext:value-type="float">
            <text:p><text:s text:c="3"/>680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74" calcext:value-type="float">
            <text:p><text:s text:c="3"/>674</text:p>
          </table:table-cell>
          <table:table-cell table:style-name="ce54" office:value-type="float" office:value="626" calcext:value-type="float">
            <text:p><text:s text:c="3"/>626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30" calcext:value-type="float">
            <text:p><text:s text:c="3"/>33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30" calcext:value-type="float">
            <text:p><text:s text:c="3"/>33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20" calcext:value-type="float">
            <text:p><text:s text:c="3"/>1,020</text:p>
          </table:table-cell>
          <table:table-cell table:style-name="ce54" office:value-type="float" office:value="946" calcext:value-type="float">
            <text:p><text:s text:c="3"/>946</text:p>
          </table:table-cell>
          <table:table-cell table:number-columns-repeated="2" table:style-name="ce54" office:value-type="float" office:value="33" calcext:value-type="float">
            <text:p><text:s text:c="3"/>3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932" calcext:value-type="float">
            <text:p><text:s text:c="3"/>932</text:p>
          </table:table-cell>
          <table:table-cell table:number-columns-repeated="2" table:style-name="ce54" office:value-type="float" office:value="33" calcext:value-type="float">
            <text:p><text:s text:c="3"/>3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03" calcext:value-type="float">
            <text:p><text:s text:c="3"/>503</text:p>
          </table:table-cell>
          <table:table-cell table:style-name="ce51" office:value-type="float" office:value="493" calcext:value-type="float">
            <text:p><text:s text:c="3"/>49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15" calcext:value-type="float">
            <text:p><text:s text:c="3"/>515</text:p>
          </table:table-cell>
          <table:table-cell table:style-name="ce52" office:value-type="float" office:value="451" calcext:value-type="float">
            <text:p><text:s text:c="3"/>451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03" calcext:value-type="float">
            <text:p><text:s text:c="3"/>503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544" calcext:value-type="float">
            <text:p><text:s text:c="3"/>2,544</text:p>
          </table:table-cell>
          <table:table-cell table:style-name="ce54" office:value-type="float" office:value="2356" calcext:value-type="float">
            <text:p><text:s text:c="3"/>2,356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510" calcext:value-type="float">
            <text:p><text:s text:c="3"/>2,510</text:p>
          </table:table-cell>
          <table:table-cell table:style-name="ce54" office:value-type="float" office:value="2322" calcext:value-type="float">
            <text:p><text:s text:c="3"/>2,322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63" calcext:value-type="float">
            <text:p><text:s text:c="3"/>1,263</text:p>
          </table:table-cell>
          <table:table-cell table:style-name="ce51" office:value-type="float" office:value="1238" calcext:value-type="float">
            <text:p><text:s text:c="3"/>1,23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255" calcext:value-type="float">
            <text:p><text:s text:c="3"/>1,255</text:p>
          </table:table-cell>
          <table:table-cell table:style-name="ce51" office:value-type="float" office:value="1230" calcext:value-type="float">
            <text:p><text:s text:c="3"/>1,23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81" calcext:value-type="float">
            <text:p><text:s text:c="3"/>1,281</text:p>
          </table:table-cell>
          <table:table-cell table:style-name="ce52" office:value-type="float" office:value="1118" calcext:value-type="float">
            <text:p><text:s text:c="3"/>1,118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96" calcext:value-type="float">
            <text:p><text:s text:c="3"/>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55" calcext:value-type="float">
            <text:p><text:s text:c="3"/>1,255</text:p>
          </table:table-cell>
          <table:table-cell table:style-name="ce52" office:value-type="float" office:value="1092" calcext:value-type="float">
            <text:p><text:s text:c="3"/>1,092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96" calcext:value-type="float">
            <text:p><text:s text:c="3"/>9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22" calcext:value-type="float">
            <text:p><text:s text:c="3"/>222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03" office:value-type="float" office:value="329" calcext:value-type="float">
            <text:p><text:s text:c="3"/>329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56" calcext:value-type="float">
            <text:p><text:s text:c="3"/>356</text:p>
          </table:table-cell>
          <table:table-cell table:style-name="ce103" office:value-type="float" office:value="325" calcext:value-type="float">
            <text:p><text:s text:c="3"/>325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2" calcext:value-type="float">
            <text:p><text:s text:c="3"/>182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4" calcext:value-type="float">
            <text:p><text:s text:c="3"/>234</text:p>
          </table:table-cell>
          <table:table-cell table:style-name="ce138" office:value-type="float" office:value="215" calcext:value-type="float">
            <text:p><text:s text:c="3"/>21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4" calcext:value-type="float">
            <text:p><text:s text:c="3"/>234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16" calcext:value-type="float">
            <text:p><text:s text:c="3"/>316</text:p>
          </table:table-cell>
          <table:table-cell table:style-name="ce103" office:value-type="float" office:value="295" calcext:value-type="float">
            <text:p><text:s text:c="3"/>295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285" calcext:value-type="float">
            <text:p><text:s text:c="3"/>28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1" calcext:value-type="float">
            <text:p><text:s text:c="3"/>5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1" calcext:value-type="float">
            <text:p><text:s text:c="3"/>5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6" calcext:value-type="float">
            <text:p><text:s text:c="3"/>8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0" calcext:value-type="float">
            <text:p><text:s text:c="3"/>8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8" calcext:value-type="float">
            <text:p><text:s text:c="3"/>6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8" calcext:value-type="float">
            <text:p><text:s text:c="3"/>6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7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99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number-columns-repeated="2" table:style-name="ce57" office:value-type="float" office:value="8354" calcext:value-type="float">
            <text:p><text:s text:c="3"/>8,35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number-columns-repeated="2" table:style-name="ce57" office:value-type="float" office:value="8253" calcext:value-type="float">
            <text:p><text:s text:c="3"/>8,25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2" table:style-name="ce57" office:value-type="float" office:value="101" calcext:value-type="float">
            <text:p><text:s text:c="3"/>101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number-columns-repeated="2" table:style-name="ce58" office:value-type="float" office:value="4364" calcext:value-type="float">
            <text:p><text:s text:c="3"/>4,3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4338" calcext:value-type="float">
            <text:p><text:s text:c="3"/>4,3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number-columns-repeated="3" table:style-name="ce58" office:value-type="float" office:value="26" calcext:value-type="float">
            <text:p><text:s text:c="3"/>2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number-columns-repeated="2" table:style-name="ce58" office:value-type="float" office:value="3990" calcext:value-type="float">
            <text:p><text:s text:c="3"/>3,99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3915" calcext:value-type="float">
            <text:p><text:s text:c="3"/>3,91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number-columns-repeated="2" table:style-name="ce58" office:value-type="float" office:value="75" calcext:value-type="float">
            <text:p><text:s text:c="3"/>7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1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1218" calcext:value-type="float">
            <text:p><text:s text:c="3"/>101,218</text:p>
          </table:table-cell>
          <table:table-cell table:style-name="ce59" office:value-type="float" office:value="94282" calcext:value-type="float">
            <text:p><text:s text:c="3"/>94,282</text:p>
          </table:table-cell>
          <table:table-cell table:style-name="ce59" office:value-type="float" office:value="94266" calcext:value-type="float">
            <text:p><text:s text:c="3"/>94,266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994" calcext:value-type="float">
            <text:p><text:s text:c="3"/>2,994</text:p>
          </table:table-cell>
          <table:table-cell table:style-name="ce59" office:value-type="float" office:value="1585" calcext:value-type="float">
            <text:p><text:s text:c="3"/>1,585</text:p>
          </table:table-cell>
          <table:table-cell table:style-name="ce59" office:value-type="float" office:value="1409" calcext:value-type="float">
            <text:p><text:s text:c="3"/>1,40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3712" calcext:value-type="float">
            <text:p><text:s text:c="3"/>3,712</text:p>
          </table:table-cell>
          <table:table-cell table:style-name="ce59" office:value-type="float" office:value="2202" calcext:value-type="float">
            <text:p><text:s text:c="3"/>2,202</text:p>
          </table:table-cell>
          <table:table-cell table:style-name="ce59" office:value-type="float" office:value="1510" calcext:value-type="float">
            <text:p><text:s text:c="3"/>1,510</text:p>
          </table:table-cell>
          <table:table-cell table:style-name="ce59" office:value-type="float" office:value="3111" calcext:value-type="float">
            <text:p><text:s text:c="3"/>3,111</text:p>
          </table:table-cell>
          <table:table-cell table:style-name="ce59" office:value-type="float" office:value="2171" calcext:value-type="float">
            <text:p><text:s text:c="3"/>2,171</text:p>
          </table:table-cell>
          <table:table-cell table:style-name="ce59" office:value-type="float" office:value="940" calcext:value-type="float">
            <text:p><text:s text:c="3"/>940</text:p>
          </table:table-cell>
          <table:table-cell table:style-name="ce59" office:value-type="float" office:value="601" calcext:value-type="float">
            <text:p><text:s text:c="3"/>60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99994" calcext:value-type="float">
            <text:p><text:s text:c="3"/>99,994</text:p>
          </table:table-cell>
          <table:table-cell table:style-name="ce59" office:value-type="float" office:value="93071" calcext:value-type="float">
            <text:p><text:s text:c="3"/>93,071</text:p>
          </table:table-cell>
          <table:table-cell table:style-name="ce59" office:value-type="float" office:value="93055" calcext:value-type="float">
            <text:p><text:s text:c="3"/>93,05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993" calcext:value-type="float">
            <text:p><text:s text:c="3"/>2,993</text:p>
          </table:table-cell>
          <table:table-cell table:style-name="ce59" office:value-type="float" office:value="1584" calcext:value-type="float">
            <text:p><text:s text:c="3"/>1,584</text:p>
          </table:table-cell>
          <table:table-cell table:style-name="ce59" office:value-type="float" office:value="1409" calcext:value-type="float">
            <text:p><text:s text:c="3"/>1,409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3702" calcext:value-type="float">
            <text:p><text:s text:c="3"/>3,702</text:p>
          </table:table-cell>
          <table:table-cell table:style-name="ce59" office:value-type="float" office:value="2200" calcext:value-type="float">
            <text:p><text:s text:c="3"/>2,200</text:p>
          </table:table-cell>
          <table:table-cell table:style-name="ce59" office:value-type="float" office:value="1502" calcext:value-type="float">
            <text:p><text:s text:c="3"/>1,502</text:p>
          </table:table-cell>
          <table:table-cell table:style-name="ce59" office:value-type="float" office:value="3109" calcext:value-type="float">
            <text:p><text:s text:c="3"/>3,109</text:p>
          </table:table-cell>
          <table:table-cell table:style-name="ce59" office:value-type="float" office:value="2169" calcext:value-type="float">
            <text:p><text:s text:c="3"/>2,169</text:p>
          </table:table-cell>
          <table:table-cell table:style-name="ce59" office:value-type="float" office:value="940" calcext:value-type="float">
            <text:p><text:s text:c="3"/>940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1224" calcext:value-type="float">
            <text:p><text:s text:c="3"/>1,224</text:p>
          </table:table-cell>
          <table:table-cell table:number-columns-repeated="2" table:style-name="ce59" office:value-type="float" office:value="1211" calcext:value-type="float">
            <text:p><text:s text:c="3"/>1,2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" calcext:value-type="float">
            <text:p><text:s text:c="3"/>8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0313" calcext:value-type="float">
            <text:p><text:s text:c="3"/>50,313</text:p>
          </table:table-cell>
          <table:table-cell table:style-name="ce60" office:value-type="float" office:value="49249" calcext:value-type="float">
            <text:p><text:s text:c="3"/>49,249</text:p>
          </table:table-cell>
          <table:table-cell table:style-name="ce60" office:value-type="float" office:value="49239" calcext:value-type="float">
            <text:p><text:s text:c="3"/>49,23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743" calcext:value-type="float">
            <text:p><text:s text:c="3"/>743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78" calcext:value-type="float">
            <text:p><text:s text:c="3"/>67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54" calcext:value-type="float">
            <text:p><text:s text:c="3"/>454</text:p>
          </table:table-cell>
          <table:table-cell table:style-name="ce60" office:value-type="float" office:value="49997" calcext:value-type="float">
            <text:p><text:s text:c="3"/>49,997</text:p>
          </table:table-cell>
          <table:table-cell table:style-name="ce60" office:value-type="float" office:value="48940" calcext:value-type="float">
            <text:p><text:s text:c="3"/>48,940</text:p>
          </table:table-cell>
          <table:table-cell table:style-name="ce60" office:value-type="float" office:value="48930" calcext:value-type="float">
            <text:p><text:s text:c="3"/>48,9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738" calcext:value-type="float">
            <text:p><text:s text:c="3"/>738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73" calcext:value-type="float">
            <text:p><text:s text:c="3"/>67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472" calcext:value-type="float">
            <text:p><text:s text:c="3"/>47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49" calcext:value-type="float">
            <text:p><text:s text:c="3"/>449</text:p>
          </table:table-cell>
          <table:table-cell table:style-name="ce60" office:value-type="float" office:value="316" calcext:value-type="float">
            <text:p><text:s text:c="3"/>316</text:p>
          </table:table-cell>
          <table:table-cell table:number-columns-repeated="2" table:style-name="ce60" office:value-type="float" office:value="309" calcext:value-type="float">
            <text:p><text:s text:c="3"/>309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905" calcext:value-type="float">
            <text:p><text:s text:c="3"/>50,905</text:p>
          </table:table-cell>
          <table:table-cell table:style-name="ce60" office:value-type="float" office:value="45033" calcext:value-type="float">
            <text:p><text:s text:c="3"/>45,033</text:p>
          </table:table-cell>
          <table:table-cell table:style-name="ce60" office:value-type="float" office:value="45027" calcext:value-type="float">
            <text:p><text:s text:c="3"/>45,02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0" calcext:value-type="float">
            <text:p><text:s text:c="3"/>2,770</text:p>
          </table:table-cell>
          <table:table-cell table:style-name="ce60" office:value-type="float" office:value="1534" calcext:value-type="float">
            <text:p><text:s text:c="3"/>1,534</text:p>
          </table:table-cell>
          <table:table-cell table:style-name="ce60" office:value-type="float" office:value="1236" calcext:value-type="float">
            <text:p><text:s text:c="3"/>1,236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969" calcext:value-type="float">
            <text:p><text:s text:c="3"/>2,969</text:p>
          </table:table-cell>
          <table:table-cell table:style-name="ce60" office:value-type="float" office:value="2137" calcext:value-type="float">
            <text:p><text:s text:c="3"/>2,137</text:p>
          </table:table-cell>
          <table:table-cell table:style-name="ce60" office:value-type="float" office:value="832" calcext:value-type="float">
            <text:p><text:s text:c="3"/>832</text:p>
          </table:table-cell>
          <table:table-cell table:style-name="ce60" office:value-type="float" office:value="2845" calcext:value-type="float">
            <text:p><text:s text:c="3"/>2,845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style-name="ce60" office:value-type="float" office:value="716" calcext:value-type="float">
            <text:p><text:s text:c="3"/>716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49997" calcext:value-type="float">
            <text:p><text:s text:c="3"/>49,997</text:p>
          </table:table-cell>
          <table:table-cell table:style-name="ce60" office:value-type="float" office:value="44131" calcext:value-type="float">
            <text:p><text:s text:c="3"/>44,131</text:p>
          </table:table-cell>
          <table:table-cell table:style-name="ce60" office:value-type="float" office:value="44125" calcext:value-type="float">
            <text:p><text:s text:c="3"/>44,1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69" calcext:value-type="float">
            <text:p><text:s text:c="3"/>2,769</text:p>
          </table:table-cell>
          <table:table-cell table:style-name="ce60" office:value-type="float" office:value="1533" calcext:value-type="float">
            <text:p><text:s text:c="3"/>1,533</text:p>
          </table:table-cell>
          <table:table-cell table:style-name="ce60" office:value-type="float" office:value="1236" calcext:value-type="float">
            <text:p><text:s text:c="3"/>1,236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964" calcext:value-type="float">
            <text:p><text:s text:c="3"/>2,964</text:p>
          </table:table-cell>
          <table:table-cell table:style-name="ce60" office:value-type="float" office:value="2135" calcext:value-type="float">
            <text:p><text:s text:c="3"/>2,135</text:p>
          </table:table-cell>
          <table:table-cell table:style-name="ce60" office:value-type="float" office:value="829" calcext:value-type="float">
            <text:p><text:s text:c="3"/>829</text:p>
          </table:table-cell>
          <table:table-cell table:style-name="ce60" office:value-type="float" office:value="2843" calcext:value-type="float">
            <text:p><text:s text:c="3"/>2,843</text:p>
          </table:table-cell>
          <table:table-cell table:style-name="ce60" office:value-type="float" office:value="2127" calcext:value-type="float">
            <text:p><text:s text:c="3"/>2,127</text:p>
          </table:table-cell>
          <table:table-cell table:style-name="ce60" office:value-type="float" office:value="716" calcext:value-type="float">
            <text:p><text:s text:c="3"/>71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908" calcext:value-type="float">
            <text:p><text:s text:c="3"/>908</text:p>
          </table:table-cell>
          <table:table-cell table:number-columns-repeated="2" table:style-name="ce60" office:value-type="float" office:value="902" calcext:value-type="float">
            <text:p><text:s text:c="3"/>90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number-columns-repeated="2" table:style-name="ce57" office:value-type="float" office:value="7402" calcext:value-type="float">
            <text:p><text:s text:c="3"/>7,40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number-columns-repeated="2" table:style-name="ce57" office:value-type="float" office:value="7309" calcext:value-type="float">
            <text:p><text:s text:c="3"/>7,3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number-columns-repeated="2" table:style-name="ce57" office:value-type="float" office:value="93" calcext:value-type="float">
            <text:p><text:s text:c="3"/>9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number-columns-repeated="2" table:style-name="ce58" office:value-type="float" office:value="3862" calcext:value-type="float">
            <text:p><text:s text:c="3"/>3,86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832" calcext:value-type="float">
            <text:p><text:s text:c="3"/>3,83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number-columns-repeated="2" table:style-name="ce58" office:value-type="float" office:value="3540" calcext:value-type="float">
            <text:p><text:s text:c="3"/>3,5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477" calcext:value-type="float">
            <text:p><text:s text:c="3"/>3,4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63" calcext:value-type="float">
            <text:p><text:s text:c="3"/>6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6276" calcext:value-type="float">
            <text:p><text:s text:c="3"/>6,27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6193" calcext:value-type="float">
            <text:p><text:s text:c="3"/>6,19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number-columns-repeated="2" table:style-name="ce57" office:value-type="float" office:value="83" calcext:value-type="float">
            <text:p><text:s text:c="3"/>8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3281" calcext:value-type="float">
            <text:p><text:s text:c="3"/>3,2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3262" calcext:value-type="float">
            <text:p><text:s text:c="3"/>3,26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number-columns-repeated="2" table:style-name="ce58" office:value-type="float" office:value="2995" calcext:value-type="float">
            <text:p><text:s text:c="3"/>2,9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number-columns-repeated="2" table:style-name="ce58" office:value-type="float" office:value="2931" calcext:value-type="float">
            <text:p><text:s text:c="3"/>2,9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64" calcext:value-type="float">
            <text:p><text:s text:c="3"/>6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8953" calcext:value-type="float">
            <text:p><text:s text:c="3"/>8,9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8847" calcext:value-type="float">
            <text:p><text:s text:c="3"/>8,84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4704" calcext:value-type="float">
            <text:p><text:s text:c="3"/>4,70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4680" calcext:value-type="float">
            <text:p><text:s text:c="3"/>4,68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4249" calcext:value-type="float">
            <text:p><text:s text:c="3"/>4,2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4167" calcext:value-type="float">
            <text:p><text:s text:c="3"/>4,16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3" table:style-name="ce58" office:value-type="float" office:value="82" calcext:value-type="float">
            <text:p><text:s text:c="3"/>8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7577" calcext:value-type="float">
            <text:p><text:s text:c="3"/>7,57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7483" calcext:value-type="float">
            <text:p><text:s text:c="3"/>7,4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number-columns-repeated="2" table:style-name="ce57" office:value-type="float" office:value="94" calcext:value-type="float">
            <text:p><text:s text:c="3"/>94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9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3961" calcext:value-type="float">
            <text:p><text:s text:c="3"/>3,9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3937" calcext:value-type="float">
            <text:p><text:s text:c="3"/>3,9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9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number-columns-repeated="2" table:style-name="ce58" office:value-type="float" office:value="3616" calcext:value-type="float">
            <text:p><text:s text:c="3"/>3,61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0" calcext:value-type="float">
            <text:p><text:s text:c="3"/>7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7533" calcext:value-type="float">
            <text:p><text:s text:c="3"/>7,5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7445" calcext:value-type="float">
            <text:p><text:s text:c="3"/>7,44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number-columns-repeated="3" table:style-name="ce57" office:value-type="float" office:value="88" calcext:value-type="float">
            <text:p><text:s text:c="3"/>8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3899" calcext:value-type="float">
            <text:p><text:s text:c="3"/>3,89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3" table:style-name="ce58" office:value-type="float" office:value="16" calcext:value-type="float">
            <text:p><text:s text:c="3"/>1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number-columns-repeated="2" table:style-name="ce58" office:value-type="float" office:value="3618" calcext:value-type="float">
            <text:p><text:s text:c="3"/>3,6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number-columns-repeated="2" table:style-name="ce57" office:value-type="float" office:value="7718" calcext:value-type="float">
            <text:p><text:s text:c="3"/>7,71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number-columns-repeated="2" table:style-name="ce57" office:value-type="float" office:value="7612" calcext:value-type="float">
            <text:p><text:s text:c="3"/>7,61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number-columns-repeated="2" table:style-name="ce58" office:value-type="float" office:value="4041" calcext:value-type="float">
            <text:p><text:s text:c="3"/>4,04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4013" calcext:value-type="float">
            <text:p><text:s text:c="3"/>4,0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8" calcext:value-type="float">
            <text:p><text:s text:c="3"/>2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number-columns-repeated="2" table:style-name="ce58" office:value-type="float" office:value="3677" calcext:value-type="float">
            <text:p><text:s text:c="3"/>3,6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3599" calcext:value-type="float">
            <text:p><text:s text:c="3"/>3,59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3" table:style-name="ce58" office:value-type="float" office:value="78" calcext:value-type="float">
            <text:p><text:s text:c="3"/>7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8358" calcext:value-type="float">
            <text:p><text:s text:c="3"/>8,3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09" calcext:value-type="float">
            <text:p><text:s text:c="3"/>209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8260" calcext:value-type="float">
            <text:p><text:s text:c="3"/>8,26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07" calcext:value-type="float">
            <text:p><text:s text:c="3"/>207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number-columns-repeated="2" table:style-name="ce58" office:value-type="float" office:value="4370" calcext:value-type="float">
            <text:p><text:s text:c="3"/>4,3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number-columns-repeated="2" table:style-name="ce58" office:value-type="float" office:value="4340" calcext:value-type="float">
            <text:p><text:s text:c="3"/>4,3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3988" calcext:value-type="float">
            <text:p><text:s text:c="3"/>3,9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3920" calcext:value-type="float">
            <text:p><text:s text:c="3"/>3,9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number-columns-repeated="2" table:style-name="ce58" office:value-type="float" office:value="68" calcext:value-type="float">
            <text:p><text:s text:c="3"/>68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8869" calcext:value-type="float">
            <text:p><text:s text:c="3"/>8,86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6" calcext:value-type="float">
            <text:p><text:s text:c="3"/>56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8747" calcext:value-type="float">
            <text:p><text:s text:c="3"/>8,74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number-columns-repeated="2" table:style-name="ce57" office:value-type="float" office:value="122" calcext:value-type="float">
            <text:p><text:s text:c="3"/>12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4651" calcext:value-type="float">
            <text:p><text:s text:c="3"/>4,65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4619" calcext:value-type="float">
            <text:p><text:s text:c="3"/>4,61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number-columns-repeated="3" table:style-name="ce58" office:value-type="float" office:value="32" calcext:value-type="float">
            <text:p><text:s text:c="3"/>3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number-columns-repeated="2" table:style-name="ce58" office:value-type="float" office:value="4218" calcext:value-type="float">
            <text:p><text:s text:c="3"/>4,2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number-columns-repeated="2" table:style-name="ce58" office:value-type="float" office:value="4128" calcext:value-type="float">
            <text:p><text:s text:c="3"/>4,1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90" calcext:value-type="float">
            <text:p><text:s text:c="3"/>9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8083" calcext:value-type="float">
            <text:p><text:s text:c="3"/>8,0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7985" calcext:value-type="float">
            <text:p><text:s text:c="3"/>7,98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number-columns-repeated="3" table:style-name="ce57" office:value-type="float" office:value="98" calcext:value-type="float">
            <text:p><text:s text:c="3"/>9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4206" calcext:value-type="float">
            <text:p><text:s text:c="3"/>4,2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4188" calcext:value-type="float">
            <text:p><text:s text:c="3"/>4,18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3" table:style-name="ce58" office:value-type="float" office:value="18" calcext:value-type="float">
            <text:p><text:s text:c="3"/>1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number-columns-repeated="2" table:style-name="ce58" office:value-type="float" office:value="3877" calcext:value-type="float">
            <text:p><text:s text:c="3"/>3,8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number-columns-repeated="2" table:style-name="ce58" office:value-type="float" office:value="3797" calcext:value-type="float">
            <text:p><text:s text:c="3"/>3,79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3" table:style-name="ce58" office:value-type="float" office:value="80" calcext:value-type="float">
            <text:p><text:s text:c="3"/>8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42" calcext:value-type="float">
            <text:p><text:s text:c="3"/>8,142</text:p>
          </table:table-cell>
          <table:table-cell table:style-name="ce57" office:value-type="float" office:value="7553" calcext:value-type="float">
            <text:p><text:s text:c="3"/>7,553</text:p>
          </table:table-cell>
          <table:table-cell table:style-name="ce57" office:value-type="float" office:value="7550" calcext:value-type="float">
            <text:p><text:s text:c="3"/>7,55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143" calcext:value-type="float">
            <text:p><text:s text:c="3"/>143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451" calcext:value-type="float">
            <text:p><text:s text:c="3"/>7,451</text:p>
          </table:table-cell>
          <table:table-cell table:style-name="ce57" office:value-type="float" office:value="7448" calcext:value-type="float">
            <text:p><text:s text:c="3"/>7,44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141" calcext:value-type="float">
            <text:p><text:s text:c="3"/>141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number-columns-repeated="2" table:style-name="ce57" office:value-type="float" office:value="102" calcext:value-type="float">
            <text:p><text:s text:c="3"/>102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51" calcext:value-type="float">
            <text:p><text:s text:c="3"/>4,051</text:p>
          </table:table-cell>
          <table:table-cell table:style-name="ce58" office:value-type="float" office:value="3943" calcext:value-type="float">
            <text:p><text:s text:c="3"/>3,943</text:p>
          </table:table-cell>
          <table:table-cell table:style-name="ce58" office:value-type="float" office:value="3941" calcext:value-type="float">
            <text:p><text:s text:c="3"/>3,94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3911" calcext:value-type="float">
            <text:p><text:s text:c="3"/>3,9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10" calcext:value-type="float">
            <text:p><text:s text:c="3"/>3,610</text:p>
          </table:table-cell>
          <table:table-cell table:style-name="ce58" office:value-type="float" office:value="3609" calcext:value-type="float">
            <text:p><text:s text:c="3"/>3,60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538" calcext:value-type="float">
            <text:p><text:s text:c="3"/>3,538</text:p>
          </table:table-cell>
          <table:table-cell table:style-name="ce58" office:value-type="float" office:value="3537" calcext:value-type="float">
            <text:p><text:s text:c="3"/>3,5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466" calcext:value-type="float">
            <text:p><text:s text:c="3"/>8,466</text:p>
          </table:table-cell>
          <table:table-cell table:number-columns-repeated="2" table:style-name="ce57" office:value-type="float" office:value="7893" calcext:value-type="float">
            <text:p><text:s text:c="3"/>7,89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number-columns-repeated="2" table:style-name="ce57" office:value-type="float" office:value="124" calcext:value-type="float">
            <text:p><text:s text:c="3"/>12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6" calcext:value-type="float">
            <text:p><text:s text:c="3"/>126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number-columns-repeated="2" table:style-name="ce57" office:value-type="float" office:value="7789" calcext:value-type="float">
            <text:p><text:s text:c="3"/>7,78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number-columns-repeated="2" table:style-name="ce57" office:value-type="float" office:value="124" calcext:value-type="float">
            <text:p><text:s text:c="3"/>12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number-columns-repeated="2" table:style-name="ce57" office:value-type="float" office:value="104" calcext:value-type="float">
            <text:p><text:s text:c="3"/>104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08" calcext:value-type="float">
            <text:p><text:s text:c="3"/>4,208</text:p>
          </table:table-cell>
          <table:table-cell table:number-columns-repeated="2" table:style-name="ce58" office:value-type="float" office:value="4113" calcext:value-type="float">
            <text:p><text:s text:c="3"/>4,1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number-columns-repeated="2" table:style-name="ce58" office:value-type="float" office:value="4086" calcext:value-type="float">
            <text:p><text:s text:c="3"/>4,0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number-columns-repeated="2" table:style-name="ce58" office:value-type="float" office:value="27" calcext:value-type="float">
            <text:p><text:s text:c="3"/>27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258" calcext:value-type="float">
            <text:p><text:s text:c="3"/>4,258</text:p>
          </table:table-cell>
          <table:table-cell table:number-columns-repeated="2" table:style-name="ce58" office:value-type="float" office:value="3780" calcext:value-type="float">
            <text:p><text:s text:c="3"/>3,78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number-columns-repeated="2" table:style-name="ce58" office:value-type="float" office:value="3703" calcext:value-type="float">
            <text:p><text:s text:c="3"/>3,70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number-columns-repeated="2" table:style-name="ce58" office:value-type="float" office:value="77" calcext:value-type="float">
            <text:p><text:s text:c="3"/>77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82" calcext:value-type="float">
            <text:p><text:s text:c="3"/>8,682</text:p>
          </table:table-cell>
          <table:table-cell table:style-name="ce57" office:value-type="float" office:value="8056" calcext:value-type="float">
            <text:p><text:s text:c="3"/>8,056</text:p>
          </table:table-cell>
          <table:table-cell table:style-name="ce57" office:value-type="float" office:value="8054" calcext:value-type="float">
            <text:p><text:s text:c="3"/>8,05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199" calcext:value-type="float">
            <text:p><text:s text:c="3"/>19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8564" calcext:value-type="float">
            <text:p><text:s text:c="3"/>8,564</text:p>
          </table:table-cell>
          <table:table-cell table:style-name="ce57" office:value-type="float" office:value="7939" calcext:value-type="float">
            <text:p><text:s text:c="3"/>7,939</text:p>
          </table:table-cell>
          <table:table-cell table:style-name="ce57" office:value-type="float" office:value="7937" calcext:value-type="float">
            <text:p><text:s text:c="3"/>7,93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34" calcext:value-type="float">
            <text:p><text:s text:c="3"/>334</text:p>
          </table:table-cell>
          <table:table-cell table:style-name="ce57" office:value-type="float" office:value="199" calcext:value-type="float">
            <text:p><text:s text:c="3"/>199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number-columns-repeated="2" table:style-name="ce57" office:value-type="float" office:value="117" calcext:value-type="float">
            <text:p><text:s text:c="3"/>117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14" calcext:value-type="float">
            <text:p><text:s text:c="3"/>4,314</text:p>
          </table:table-cell>
          <table:table-cell table:number-columns-repeated="2" table:style-name="ce58" office:value-type="float" office:value="4194" calcext:value-type="float">
            <text:p><text:s text:c="3"/>4,19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4282" calcext:value-type="float">
            <text:p><text:s text:c="3"/>4,282</text:p>
          </table:table-cell>
          <table:table-cell table:number-columns-repeated="2" table:style-name="ce58" office:value-type="float" office:value="4163" calcext:value-type="float">
            <text:p><text:s text:c="3"/>4,16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number-columns-repeated="2" table:style-name="ce58" office:value-type="float" office:value="31" calcext:value-type="float">
            <text:p><text:s text:c="3"/>31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8" calcext:value-type="float">
            <text:p><text:s text:c="3"/>4,368</text:p>
          </table:table-cell>
          <table:table-cell table:style-name="ce58" office:value-type="float" office:value="3862" calcext:value-type="float">
            <text:p><text:s text:c="3"/>3,862</text:p>
          </table:table-cell>
          <table:table-cell table:style-name="ce58" office:value-type="float" office:value="3860" calcext:value-type="float">
            <text:p><text:s text:c="3"/>3,86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282" calcext:value-type="float">
            <text:p><text:s text:c="3"/>4,282</text:p>
          </table:table-cell>
          <table:table-cell table:style-name="ce58" office:value-type="float" office:value="3776" calcext:value-type="float">
            <text:p><text:s text:c="3"/>3,776</text:p>
          </table:table-cell>
          <table:table-cell table:style-name="ce58" office:value-type="float" office:value="3774" calcext:value-type="float">
            <text:p><text:s text:c="3"/>3,77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3" table:style-name="ce58" office:value-type="float" office:value="86" calcext:value-type="float">
            <text:p><text:s text:c="3"/>8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99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8966" meta:object-count="0"/>
    <meta:generator>LibreOffice/6.4.7.2$Linux_X86_64 LibreOffice_project/40$Build-2</meta:generator>
  </office:meta>
</office:document-meta>
</file>